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oss-Referencing Research Intelligence Strategy</text:h>
      <text:h text:style-name="Heading_20_2" text:outline-level="2">Multi-Source Intelligence Gathering Framework</text:h>
      <text:h text:style-name="Heading_20_3" text:outline-level="3">1. Academic Research Sources</text:h>
      <text:h text:style-name="Heading_20_4" text:outline-level="4">Primary Platforms</text:h>
      <text:list text:style-name="L1">
        <text:list-item>
          <text:p text:style-name="P2">arXiv (preprint repository) </text:p>
        </text:list-item>
        <text:list-item>
          <text:p text:style-name="P2">Semantic Scholar </text:p>
        </text:list-item>
        <text:list-item>
          <text:p text:style-name="P2">Google Scholar </text:p>
        </text:list-item>
        <text:list-item>
          <text:p text:style-name="P2">IEEE Xplore Digital Library </text:p>
        </text:list-item>
        <text:list-item>
          <text:p text:style-name="P2">ACM Digital Library </text:p>
        </text:list-item>
        <text:list-item>
          <text:p text:style-name="P1">ScienceDirect </text:p>
        </text:list-item>
      </text:list>
      <text:h text:style-name="Heading_20_4" text:outline-level="4">Key Research Focus Areas</text:h>
      <text:list text:style-name="L2">
        <text:list-item>
          <text:p text:style-name="P4">Modular construction technologies </text:p>
        </text:list-item>
        <text:list-item>
          <text:p text:style-name="P4">Robotics in construction </text:p>
        </text:list-item>
        <text:list-item>
          <text:p text:style-name="P4">AI and machine learning applications </text:p>
        </text:list-item>
        <text:list-item>
          <text:p text:style-name="P4">Smart manufacturing </text:p>
        </text:list-item>
        <text:list-item>
          <text:p text:style-name="P4">Industry 4.0 implementations </text:p>
        </text:list-item>
        <text:list-item>
          <text:p text:style-name="P3">Advanced materials science </text:p>
        </text:list-item>
      </text:list>
      <text:h text:style-name="Heading_20_3" text:outline-level="3">2. Patent Research Databases</text:h>
      <text:h text:style-name="Heading_20_4" text:outline-level="4">Comprehensive Patent Search Platforms</text:h>
      <text:list text:style-name="L3">
        <text:list-item>
          <text:p text:style-name="P6">Google Patents </text:p>
        </text:list-item>
        <text:list-item>
          <text:p text:style-name="P6">USPTO (United States Patent and Trademark Office) </text:p>
        </text:list-item>
        <text:list-item>
          <text:p text:style-name="P6">European Patent Office (Espacenet) </text:p>
        </text:list-item>
        <text:list-item>
          <text:p text:style-name="P6">WIPO (World Intellectual Property Organization) </text:p>
        </text:list-item>
        <text:list-item>
          <text:p text:style-name="P5">Japanese Patent Office </text:p>
        </text:list-item>
      </text:list>
      <text:h text:style-name="Heading_20_4" text:outline-level="4">Patent Classification Codes</text:h>
      <text:list text:style-name="L4">
        <text:list-item>
          <text:p text:style-name="P8">Focus on key technology areas: </text:p>
          <text:list>
            <text:list-item>
              <text:p text:style-name="P8">G06Q (Data processing systems for management) </text:p>
            </text:list-item>
            <text:list-item>
              <text:p text:style-name="P8">B29C (Manufacturing composite articles) </text:p>
            </text:list-item>
            <text:list-item>
              <text:p text:style-name="P8">E04B (Structural elements; Buildings) </text:p>
            </text:list-item>
            <text:list-item>
              <text:p text:style-name="P8">G05B (Control systems) </text:p>
            </text:list-item>
            <text:list-item>
              <text:p text:style-name="P7">B25J (Manipulators; Robots) </text:p>
            </text:list-item>
          </text:list>
        </text:list-item>
      </text:list>
      <text:h text:style-name="Heading_20_3" text:outline-level="3"><text:soft-page-break/>3. Funding Intelligence Sources</text:h>
      <text:h text:style-name="Heading_20_4" text:outline-level="4">Government Funding Platforms</text:h>
      <text:list text:style-name="L5">
        <text:list-item>
          <text:p text:style-name="P10">NSF (National Science Foundation) </text:p>
        </text:list-item>
        <text:list-item>
          <text:p text:style-name="P10">DARPA (Defense Advanced Research Projects Agency) </text:p>
        </text:list-item>
        <text:list-item>
          <text:p text:style-name="P10">DOE (Department of Energy) Innovation Grants </text:p>
        </text:list-item>
        <text:list-item>
          <text:p text:style-name="P10">NIH (National Institutes of Health) Funding Opportunities </text:p>
        </text:list-item>
        <text:list-item>
          <text:p text:style-name="P9">State-level innovation grants </text:p>
        </text:list-item>
      </text:list>
      <text:h text:style-name="Heading_20_4" text:outline-level="4">Private Funding Sources</text:h>
      <text:list text:style-name="L6">
        <text:list-item>
          <text:p text:style-name="P12">Crunchbase </text:p>
        </text:list-item>
        <text:list-item>
          <text:p text:style-name="P12">PitchBook </text:p>
        </text:list-item>
        <text:list-item>
          <text:p text:style-name="P12">CB Insights </text:p>
        </text:list-item>
        <text:list-item>
          <text:p text:style-name="P12">AngelList </text:p>
        </text:list-item>
        <text:list-item>
          <text:p text:style-name="P12">Venture capital databases focusing on: </text:p>
          <text:list>
            <text:list-item>
              <text:p text:style-name="P12">Construction technology </text:p>
            </text:list-item>
            <text:list-item>
              <text:p text:style-name="P12">Advanced manufacturing </text:p>
            </text:list-item>
            <text:list-item>
              <text:p text:style-name="P12">Robotics </text:p>
            </text:list-item>
            <text:list-item>
              <text:p text:style-name="P11">AI innovations </text:p>
            </text:list-item>
          </text:list>
        </text:list-item>
      </text:list>
      <text:h text:style-name="Heading_20_2" text:outline-level="2">Cross-Referencing Methodology</text:h>
      <text:h text:style-name="Heading_20_3" text:outline-level="3">Signal Correlation Process</text:h>
      <text:list text:style-name="L7">
        <text:list-item>
          <text:p text:style-name="P13">Identify Emerging Technologies</text:p>
          <text:list>
            <text:list-item>
              <text:p text:style-name="P14">Track keywords and technical domains </text:p>
            </text:list-item>
            <text:list-item>
              <text:p text:style-name="P14">Create comprehensive search strings </text:p>
            </text:list-item>
            <text:list-item>
              <text:p text:style-name="P14">Develop dynamic research queries </text:p>
            </text:list-item>
          </text:list>
        </text:list-item>
        <text:list-item>
          <text:p text:style-name="P13">Patent-Academia-Funding Correlation</text:p>
          <text:list>
            <text:list-item>
              <text:p text:style-name="P14">Identify common inventors/researchers </text:p>
            </text:list-item>
            <text:list-item>
              <text:p text:style-name="P14">Track funding sources for published research </text:p>
            </text:list-item>
            <text:list-item>
              <text:p text:style-name="P14">Analyze patent citations </text:p>
            </text:list-item>
            <text:list-item>
              <text:p text:style-name="P13">Map technological evolution </text:p>
            </text:list-item>
          </text:list>
        </text:list-item>
      </text:list>
      <text:h text:style-name="Heading_20_3" text:outline-level="3">Advanced Search Strategies</text:h>
      <text:h text:style-name="Heading_20_4" text:outline-level="4">Keyword Development</text:h>
      <text:list text:style-name="L8">
        <text:list-item>
          <text:p text:style-name="P16">Modular construction </text:p>
        </text:list-item>
        <text:list-item>
          <text:p text:style-name="P16">Robotic installation </text:p>
        </text:list-item>
        <text:list-item>
          <text:p text:style-name="P16">AI-driven manufacturing </text:p>
        </text:list-item>
        <text:list-item>
          <text:p text:style-name="P16">Smart building technologies </text:p>
        </text:list-item>
        <text:list-item>
          <text:p text:style-name="P16">Adaptive robotics </text:p>
        </text:list-item>
        <text:list-item>
          <text:p text:style-name="P15">Prefabrication innovations </text:p>
        </text:list-item>
      </text:list>
      <text:h text:style-name="Heading_20_4" text:outline-level="4"><text:soft-page-break/>Correlation Metrics</text:h>
      <text:list text:style-name="L9">
        <text:list-item>
          <text:p text:style-name="P18">Number of citations </text:p>
        </text:list-item>
        <text:list-item>
          <text:p text:style-name="P18">Funding amounts </text:p>
        </text:list-item>
        <text:list-item>
          <text:p text:style-name="P18">Patent filing frequency </text:p>
        </text:list-item>
        <text:list-item>
          <text:p text:style-name="P18">Research collaboration networks </text:p>
        </text:list-item>
        <text:list-item>
          <text:p text:style-name="P17">Technology transfer indicators </text:p>
        </text:list-item>
      </text:list>
      <text:h text:style-name="Heading_20_2" text:outline-level="2">Technical Implementation</text:h>
      <text:h text:style-name="Heading_20_3" text:outline-level="3">Data Collection Tools</text:h>
      <text:list text:style-name="L10">
        <text:list-item>
          <text:p text:style-name="P20">Zotero (Reference management) </text:p>
        </text:list-item>
        <text:list-item>
          <text:p text:style-name="P20">Mendeley (Academic networking) </text:p>
        </text:list-item>
        <text:list-item>
          <text:p text:style-name="P20">VOSviewer (Bibliometric visualization) </text:p>
        </text:list-item>
        <text:list-item>
          <text:p text:style-name="P19">Tableau (Data visualization) </text:p>
        </text:list-item>
      </text:list>
      <text:h text:style-name="Heading_20_3" text:outline-level="3">Analysis Framework</text:h>
      <text:list text:style-name="L11">
        <text:list-item>
          <text:p text:style-name="P22">Collect raw data from multiple sources </text:p>
        </text:list-item>
        <text:list-item>
          <text:p text:style-name="P22">Normalize and clean datasets </text:p>
        </text:list-item>
        <text:list-item>
          <text:p text:style-name="P22">Apply machine learning correlation algorithms </text:p>
        </text:list-item>
        <text:list-item>
          <text:p text:style-name="P22">Generate comprehensive intelligence reports </text:p>
        </text:list-item>
        <text:list-item>
          <text:p text:style-name="P21">Identify emerging technology trends </text:p>
        </text:list-item>
      </text:list>
      <text:h text:style-name="Heading_20_2" text:outline-level="2">Competitive Intelligence Mapping</text:h>
      <text:h text:style-name="Heading_20_3" text:outline-level="3">Technology Readiness Levels</text:h>
      <text:list text:style-name="L12">
        <text:list-item>
          <text:p text:style-name="P24">Track technological maturity </text:p>
        </text:list-item>
        <text:list-item>
          <text:p text:style-name="P24">Identify gap areas </text:p>
        </text:list-item>
        <text:list-item>
          <text:p text:style-name="P23">Predict future innovation trajectories </text:p>
        </text:list-item>
      </text:list>
      <text:h text:style-name="Heading_20_3" text:outline-level="3">Innovation Ecosystem Analysis</text:h>
      <text:list text:style-name="L13">
        <text:list-item>
          <text:p text:style-name="P26">Startup activity </text:p>
        </text:list-item>
        <text:list-item>
          <text:p text:style-name="P26">Academic research trends </text:p>
        </text:list-item>
        <text:list-item>
          <text:p text:style-name="P26">Corporate R&amp;D investments </text:p>
        </text:list-item>
        <text:list-item>
          <text:p text:style-name="P25">Regulatory landscape monitoring </text:p>
        </text:list-item>
      </text:list>
      <text:h text:style-name="Heading_20_2" text:outline-level="2">Practical Implementation Steps</text:h>
      <text:list text:style-name="L14">
        <text:list-item>
          <text:p text:style-name="P27">Set Up Automated Alerts</text:p>
          <text:list>
            <text:list-item>
              <text:p text:style-name="P28">Create saved searches </text:p>
            </text:list-item>
            <text:list-item>
              <text:p text:style-name="P28">Set up email notifications </text:p>
            </text:list-item>
            <text:list-item>
              <text:p text:style-name="P28">Configure RSS feeds </text:p>
            </text:list-item>
          </text:list>
        </text:list-item>
        <text:list-item>
          <text:p text:style-name="P27">Establish Research Dashboard</text:p>
          <text:list>
            <text:list-item>
              <text:p text:style-name="P28">Centralize intelligence gathering </text:p>
            </text:list-item>
            <text:list-item>
              <text:p text:style-name="P28"><text:soft-page-break/>Create real-time tracking system </text:p>
            </text:list-item>
            <text:list-item>
              <text:p text:style-name="P28">Develop custom reporting mechanisms </text:p>
            </text:list-item>
          </text:list>
        </text:list-item>
        <text:list-item>
          <text:p text:style-name="P27">Continuous Monitoring</text:p>
          <text:list>
            <text:list-item>
              <text:p text:style-name="P28">Weekly review of new publications </text:p>
            </text:list-item>
            <text:list-item>
              <text:p text:style-name="P28">Monthly patent landscape analysis </text:p>
            </text:list-item>
            <text:list-item>
              <text:p text:style-name="P27">Quarterly funding trend assessment </text:p>
            </text:list-item>
          </text:list>
        </text:list-item>
      </text:list>
      <text:h text:style-name="Heading_20_2" text:outline-level="2">Recommended Tools</text:h>
      <text:list text:style-name="L15">
        <text:list-item>
          <text:p text:style-name="P30">Semantic Scholar API </text:p>
        </text:list-item>
        <text:list-item>
          <text:p text:style-name="P30">Patent search APIs </text:p>
        </text:list-item>
        <text:list-item>
          <text:p text:style-name="P30">Research database connectors </text:p>
        </text:list-item>
        <text:list-item>
          <text:p text:style-name="P29">Machine learning correlation engines </text:p>
        </text:list-item>
      </text:list>
      <text:p text:style-name="Horizontal_20_Line"/>
      <text:p text:style-name="Text_20_body"><text:span text:style-name="Strong_20_Emphasis">Strategic Insight</text:span> This cross-referencing strategy transforms scattered information into a cohesive intelligence framework, enabling data-driven decision-making in advanced construction and manufacturing technologi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5:17:24.837990593</meta:creation-date>
    <dc:date>2025-04-06T15:17:34.357394380</dc:date>
    <meta:editing-duration>PT11S</meta:editing-duration>
    <meta:editing-cycles>1</meta:editing-cycles>
    <meta:document-statistic meta:table-count="0" meta:image-count="0" meta:object-count="0" meta:page-count="4" meta:paragraph-count="114" meta:word-count="478" meta:character-count="3541" meta:non-whitespace-character-count="3182"/>
    <meta:generator>LibreOffice/24.2.7.2$Linux_X86_64 LibreOffice_project/420$Build-2</meta:generator>
  </office:meta>
</office:document-meta>
</file>